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Helvetica, sans-serif"/>
    <style:font-face style:name="Splunk Platform Mono" svg:font-family="'Splunk Platform Mono', Inconsolata, Consolas, 'Droid Sans Mono', Monaco, 'Courier New', Courier, monospace"/>
    <style:font-face style:name="apple-system" svg:font-family="apple-system, BlinkMacSystemFont, 'Segoe UI', 'Noto Sans', Helvetica, Arial, sans-serif, 'Apple Color Emoji', 'Segoe UI Emoji'"/>
  </office:font-face-decls>
  <office:automatic-styles>
    <style:style style:name="P1" style:family="paragraph" style:parent-style-name="Heading_20_3">
      <style:text-properties fo:font-weight="bold"/>
    </style:style>
    <style:style style:name="P2" style:family="paragraph" style:parent-style-name="Heading_20_3">
      <style:paragraph-properties fo:break-before="page"/>
      <style:text-properties fo:font-weight="bold"/>
    </style:style>
    <style:style style:name="P3" style:family="paragraph" style:parent-style-name="Preformatted_20_Text">
      <style:paragraph-properties fo:margin-top="0cm" fo:margin-bottom="0.499cm" style:contextual-spacing="false"/>
    </style:style>
    <style:style style:name="P4" style:family="paragraph" style:parent-style-name="Preformatted_20_Text">
      <style:paragraph-properties fo:margin-top="0cm" fo:margin-bottom="0.499cm" style:contextual-spacing="false"/>
      <style:text-properties officeooo:paragraph-rsid="002257b4"/>
    </style:style>
    <style:style style:name="P5" style:family="paragraph" style:parent-style-name="Standard">
      <style:text-properties officeooo:rsid="00199812" officeooo:paragraph-rsid="001b6683"/>
    </style:style>
    <style:style style:name="P6" style:family="paragraph" style:parent-style-name="Standard">
      <style:text-properties officeooo:rsid="001b6683" officeooo:paragraph-rsid="001b6683"/>
    </style:style>
    <style:style style:name="P7" style:family="paragraph" style:parent-style-name="Standard">
      <style:text-properties officeooo:paragraph-rsid="001b6683"/>
    </style:style>
    <style:style style:name="P8" style:family="paragraph" style:parent-style-name="Standard">
      <style:text-properties officeooo:paragraph-rsid="0023e8d1"/>
    </style:style>
    <style:style style:name="P9" style:family="paragraph" style:parent-style-name="Standard">
      <style:text-properties officeooo:rsid="0026e0b0" officeooo:paragraph-rsid="0026e0b0"/>
    </style:style>
    <style:style style:name="P10" style:family="paragraph" style:parent-style-name="Standard">
      <style:text-properties officeooo:paragraph-rsid="0026e0b0"/>
    </style:style>
    <style:style style:name="P11" style:family="paragraph" style:parent-style-name="Text_20_body">
      <style:paragraph-properties fo:break-before="page"/>
    </style:style>
    <style:style style:name="P12" style:family="paragraph" style:parent-style-name="Text_20_body">
      <style:text-properties officeooo:paragraph-rsid="002257b4"/>
    </style:style>
    <style:style style:name="P13" style:family="paragraph" style:parent-style-name="Text_20_body">
      <style:text-properties fo:font-weight="bold"/>
    </style:style>
    <style:style style:name="P14" style:family="paragraph" style:parent-style-name="Text_20_body">
      <style:text-properties officeooo:paragraph-rsid="0023e8d1"/>
    </style:style>
    <style:style style:name="P15" style:family="paragraph" style:parent-style-name="Text_20_body">
      <style:text-properties officeooo:paragraph-rsid="0028375f"/>
    </style:style>
    <style:style style:name="P16" style:family="paragraph" style:parent-style-name="Text_20_body">
      <style:paragraph-properties fo:break-before="page"/>
      <style:text-properties officeooo:paragraph-rsid="0028375f"/>
    </style:style>
    <style:style style:name="P17" style:family="paragraph" style:parent-style-name="Text_20_body">
      <style:text-properties officeooo:paragraph-rsid="002d6f48"/>
    </style:style>
    <style:style style:name="P18" style:family="paragraph" style:parent-style-name="Text_20_body">
      <style:paragraph-properties fo:break-before="page"/>
      <style:text-properties officeooo:paragraph-rsid="002d6f48"/>
    </style:style>
    <style:style style:name="P19" style:family="paragraph" style:parent-style-name="Text_20_body">
      <style:text-properties officeooo:paragraph-rsid="00333892"/>
    </style:style>
    <style:style style:name="P20" style:family="paragraph" style:parent-style-name="Text_20_body">
      <style:text-properties officeooo:paragraph-rsid="003439ff"/>
    </style:style>
    <style:style style:name="P21" style:family="paragraph" style:parent-style-name="Text_20_body">
      <style:paragraph-properties fo:break-before="page"/>
      <style:text-properties officeooo:paragraph-rsid="003439ff"/>
    </style:style>
    <style:style style:name="P22" style:family="paragraph" style:parent-style-name="Text_20_body">
      <style:text-properties officeooo:paragraph-rsid="0035805e"/>
    </style:style>
    <style:style style:name="P23" style:family="paragraph" style:parent-style-name="Text_20_body">
      <style:text-properties officeooo:paragraph-rsid="0036f195"/>
    </style:style>
    <style:style style:name="P24" style:family="paragraph" style:parent-style-name="Text_20_body">
      <style:paragraph-properties fo:break-before="page"/>
      <style:text-properties officeooo:paragraph-rsid="0036f195"/>
    </style:style>
    <style:style style:name="P25" style:family="paragraph" style:parent-style-name="Text_20_body">
      <style:text-properties officeooo:paragraph-rsid="0037091a"/>
    </style:style>
    <style:style style:name="P26" style:family="paragraph" style:parent-style-name="Text_20_body">
      <style:text-properties officeooo:paragraph-rsid="0038f4e1"/>
    </style:style>
    <style:style style:name="T1" style:family="text">
      <style:text-properties officeooo:rsid="001ac470"/>
    </style:style>
    <style:style style:name="T2" style:family="text">
      <style:text-properties officeooo:rsid="0019f99e"/>
    </style:style>
    <style:style style:name="T3" style:family="text">
      <style:text-properties fo:font-weight="bold"/>
    </style:style>
    <style:style style:name="T4" style:family="text">
      <style:text-properties fo:font-weight="bold" officeooo:rsid="00333892" style:font-weight-asian="normal" style:font-weight-complex="normal"/>
    </style:style>
    <style:style style:name="T5" style:family="text">
      <style:text-properties fo:font-weight="bold" officeooo:rsid="0028375f"/>
    </style:style>
    <style:style style:name="T6" style:family="text">
      <style:text-properties style:font-name="Liberation Serif"/>
    </style:style>
    <style:style style:name="T7" style:family="text">
      <style:text-properties style:font-name="Liberation Serif" fo:font-weight="bold" officeooo:rsid="001de3b1" style:font-weight-asian="bold" style:font-weight-complex="bold"/>
    </style:style>
    <style:style style:name="T8" style:family="text">
      <style:text-properties style:font-name="Liberation Serif" fo:font-weight="bold" officeooo:rsid="0028375f" style:font-weight-asian="bold" style:font-weight-complex="bold"/>
    </style:style>
    <style:style style:name="T9" style:family="text">
      <style:text-properties style:font-name="Liberation Serif" fo:font-weight="bold" officeooo:rsid="002d6f48" style:font-weight-asian="bold" style:font-weight-complex="bold"/>
    </style:style>
    <style:style style:name="T10" style:family="text">
      <style:text-properties style:font-name="Liberation Serif" fo:font-weight="bold" officeooo:rsid="00333892" style:font-weight-asian="bold" style:font-weight-complex="bold"/>
    </style:style>
    <style:style style:name="T11" style:family="text">
      <style:text-properties style:font-name="Liberation Serif" fo:font-weight="bold" officeooo:rsid="003439ff" style:font-weight-asian="bold" style:font-weight-complex="bold"/>
    </style:style>
    <style:style style:name="T12" style:family="text">
      <style:text-properties style:font-name="Liberation Serif" fo:font-weight="bold" officeooo:rsid="0038f4e1" style:font-weight-asian="bold" style:font-weight-complex="bold"/>
    </style:style>
    <style:style style:name="T13" style:family="text">
      <style:text-properties style:font-name="Liberation Serif" fo:font-weight="bold" officeooo:rsid="00333892" style:font-weight-asian="normal" style:font-weight-complex="normal"/>
    </style:style>
    <style:style style:name="T14" style:family="text">
      <style:text-properties style:font-name="Liberation Serif" fo:font-weight="bold" officeooo:rsid="0036f195" style:font-weight-asian="normal" style:font-weight-complex="normal"/>
    </style:style>
    <style:style style:name="T15" style:family="text">
      <style:text-properties style:font-name="Liberation Serif" fo:font-weight="bold" officeooo:rsid="00374841" style:font-weight-asian="normal" style:font-weight-complex="normal"/>
    </style:style>
    <style:style style:name="T16" style:family="text">
      <style:text-properties style:font-name="Liberation Serif" officeooo:rsid="001de3b1"/>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normal" officeooo:rsid="001de3b1" style:font-weight-asian="normal" style:font-weight-complex="normal"/>
    </style:style>
    <style:style style:name="T19" style:family="text">
      <style:text-properties style:font-name="Liberation Serif" fo:font-weight="normal" officeooo:rsid="0024f914" style:font-weight-asian="normal" style:font-weight-complex="normal"/>
    </style:style>
    <style:style style:name="T20" style:family="text">
      <style:text-properties style:font-name="Liberation Serif" fo:font-weight="normal" officeooo:rsid="0028375f" style:font-weight-asian="normal" style:font-weight-complex="normal"/>
    </style:style>
    <style:style style:name="T21" style:family="text">
      <style:text-properties style:font-name="Liberation Serif" fo:font-weight="normal" officeooo:rsid="002d6f48" style:font-weight-asian="normal" style:font-weight-complex="normal"/>
    </style:style>
    <style:style style:name="T22" style:family="text">
      <style:text-properties style:font-name="Liberation Serif" fo:font-weight="normal" officeooo:rsid="00333892" style:font-weight-asian="normal" style:font-weight-complex="normal"/>
    </style:style>
    <style:style style:name="T23" style:family="text">
      <style:text-properties style:font-name="Liberation Serif" fo:font-weight="normal" officeooo:rsid="003439ff" style:font-weight-asian="normal" style:font-weight-complex="normal"/>
    </style:style>
    <style:style style:name="T24" style:family="text">
      <style:text-properties style:font-name="Liberation Serif" fo:font-weight="normal" officeooo:rsid="0035805e" style:font-weight-asian="normal" style:font-weight-complex="normal"/>
    </style:style>
    <style:style style:name="T25" style:family="text">
      <style:text-properties style:font-name="Liberation Serif" fo:font-weight="normal" officeooo:rsid="0035a50c" style:font-weight-asian="normal" style:font-weight-complex="normal"/>
    </style:style>
    <style:style style:name="T26" style:family="text">
      <style:text-properties style:font-name="Liberation Serif" fo:font-weight="normal" officeooo:rsid="0036f195" style:font-weight-asian="normal" style:font-weight-complex="normal"/>
    </style:style>
    <style:style style:name="T27" style:family="text">
      <style:text-properties style:font-name="Liberation Serif" fo:font-weight="normal" officeooo:rsid="00374841" style:font-weight-asian="normal" style:font-weight-complex="normal"/>
    </style:style>
    <style:style style:name="T28" style:family="text">
      <style:text-properties style:font-name="Liberation Serif" fo:font-weight="normal" officeooo:rsid="0037091a" style:font-weight-asian="normal" style:font-weight-complex="normal"/>
    </style:style>
    <style:style style:name="T29" style:family="text">
      <style:text-properties style:font-name="Liberation Serif" fo:font-weight="normal" officeooo:rsid="0038286b" style:font-weight-asian="normal" style:font-weight-complex="normal"/>
    </style:style>
    <style:style style:name="T30" style:family="text">
      <style:text-properties style:font-name="Liberation Serif" fo:font-weight="normal" officeooo:rsid="0038f4e1" style:font-weight-asian="normal" style:font-weight-complex="normal"/>
    </style:style>
    <style:style style:name="T31" style:family="text">
      <style:text-properties style:font-name="Liberation Serif" officeooo:rsid="0028375f"/>
    </style:style>
    <style:style style:name="T32" style:family="text">
      <style:text-properties style:font-name="Liberation Serif" officeooo:rsid="00333892"/>
    </style:style>
    <style:style style:name="T33" style:family="text">
      <style:text-properties style:font-name="Liberation Serif" fo:font-style="italic" fo:font-weight="normal" officeooo:rsid="00333892" style:font-weight-asian="normal" style:font-weight-complex="normal"/>
    </style:style>
    <style:style style:name="T34" style:family="text">
      <style:text-properties style:font-name="Liberation Serif" fo:font-style="italic" fo:font-weight="normal" officeooo:rsid="00374841" style:font-weight-asian="normal" style:font-weight-complex="normal"/>
    </style:style>
    <style:style style:name="T35" style:family="text">
      <style:text-properties style:font-name="Liberation Serif" officeooo:rsid="003439ff"/>
    </style:style>
    <style:style style:name="T36" style:family="text">
      <style:text-properties style:font-name="Liberation Serif" officeooo:rsid="0035805e"/>
    </style:style>
    <style:style style:name="T37" style:family="text">
      <style:text-properties style:font-name="Liberation Serif" officeooo:rsid="0038286b"/>
    </style:style>
    <style:style style:name="T38" style:family="text">
      <style:text-properties style:font-name="Liberation Serif" officeooo:rsid="0038f4e1"/>
    </style:style>
    <style:style style:name="T39" style:family="text">
      <style:text-properties officeooo:rsid="001de3b1"/>
    </style:style>
    <style:style style:name="T40" style:family="text">
      <style:text-properties fo:font-weight="normal" officeooo:rsid="001de3b1" style:font-weight-asian="normal" style:font-weight-complex="normal"/>
    </style:style>
    <style:style style:name="T41" style:family="text">
      <style:text-properties fo:font-weight="normal" officeooo:rsid="0028375f" style:font-weight-asian="normal" style:font-weight-complex="normal"/>
    </style:style>
    <style:style style:name="T42" style:family="text">
      <style:text-properties fo:font-weight="normal" officeooo:rsid="00333892" style:font-weight-asian="normal" style:font-weight-complex="normal"/>
    </style:style>
    <style:style style:name="T43" style:family="text">
      <style:text-properties fo:font-weight="normal" officeooo:rsid="003439ff" style:font-weight-asian="normal" style:font-weight-complex="normal"/>
    </style:style>
    <style:style style:name="T44" style:family="text">
      <style:text-properties fo:font-weight="normal" officeooo:rsid="0035a50c" style:font-weight-asian="normal" style:font-weight-complex="normal"/>
    </style:style>
    <style:style style:name="T45" style:family="text">
      <style:text-properties fo:font-weight="normal" officeooo:rsid="0036f195" style:font-weight-asian="normal" style:font-weight-complex="normal"/>
    </style:style>
    <style:style style:name="T46" style:family="text">
      <style:text-properties officeooo:rsid="002257b4"/>
    </style:style>
    <style:style style:name="T47" style:family="text">
      <style:text-properties officeooo:rsid="0023e8d1"/>
    </style:style>
    <style:style style:name="T48" style:family="text">
      <style:text-properties officeooo:rsid="0026e0b0"/>
    </style:style>
    <style:style style:name="T49" style:family="text">
      <style:text-properties fo:font-style="italic"/>
    </style:style>
    <style:style style:name="T50" style:family="text">
      <style:text-properties officeooo:rsid="003439ff"/>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or Distinction</text:p>
      <text:p text:style-name="P5"><text:span text:style-name="T2">Complete, well-justified answers to all 200-leve</text:span><text:span text:style-name="T1">l</text:span><text:span text:style-name="T2"> questions, comprehensive evidence and reflection.</text:span></text:p>
      <text:p text:style-name="P5">Provides complete, well-justified answers to all 200-level questions, supported by</text:p>
      <text:p text:style-name="P5">comprehensive evidence (queries, dashboards, outputs, reflections).</text:p>
      <text:p text:style-name="P5"/>
      <text:p text:style-name="P5"/>
      <text:p text:style-name="P9">Q1 - <text:span text:style-name="T2">bstoll,btun,splunk_access,web_admin</text:span></text:p>
      <text:p text:style-name="P9">Q2 - userIdentity.sessionContext.attributes.mfaAuthenticated</text:p>
      <text:p text:style-name="P10">Q3 - <text:span text:style-name="T48">E5-2676</text:span></text:p>
      <text:p text:style-name="P9">Q4 - ab45689d-69cd-41e7-8705-5350402cf7ac</text:p>
      <text:p text:style-name="P9">Q5 - bstoll</text:p>
      <text:p text:style-name="P9">Q6 - frothlywebcode</text:p>
      <text:p text:style-name="P9">Q7 - OPEN_BUCKET_PLEASE_FIX.txt</text:p>
      <text:p text:style-name="P9">Q8 - BSTOLL-L.froth.ly</text:p>
      <text:p text:style-name="P5"/>
      <text:p text:style-name="P7"/>
      <text:h text:style-name="P2" text:outline-level="3">Question 1: Identification of IAM Principals</text:h>
      <text:p text:style-name="P12">To identify the IAM principals accessing AWS services, I first validated the log source availability using a metadata search,”<text:span text:style-name="T6">| metadata type=sourcetypes index=botsv3 | stats values(sourcetype)”</text:span> confirming <text:span text:style-name="Source_20_Text">aws:cloudtrail</text:span> as the authoritative source for API activity <text:span text:style-name="T3">(Figure A)</text:span>. </text:p>
      <text:p text:style-name="P12">I then performed a targeted field analysis with:</text:p>
      <text:p text:style-name="P12"><text:span text:style-name="Source_20_Text"><text:span text:style-name="T6">index=botsv3 sourcetype=aws:cloudtrail | fields user* | head 10000</text:span></text:span></text:p>
      <text:p text:style-name="P12">which confirmed that <text:span text:style-name="Source_20_Text">userIdentity.type='IAMUser'</text:span> distinguishes human users from roles <text:span text:style-name="T3">(Figure B)</text:span>.</text:p>
      <text:p text:style-name="P12">Finally, I executed the aggregation query below to generate the definitive user list <text:span text:style-name="T3">(Figure C)</text:span>:</text:p>
      <text:p text:style-name="Preformatted_20_Text"><text:span text:style-name="Source_20_Text">index=botsv3 sourcetype=aws:cloudtrail "userIdentity.type"=IAMUser</text:span></text:p>
      <text:p text:style-name="P3"><text:span text:style-name="Source_20_Text">| stats count by userIdentity.userName</text:span></text:p>
      <text:p text:style-name="P4"><text:span text:style-name="Source_20_Text"><text:span text:style-name="T46">This revealed the IAMUsers:</text:span></text:span><text:span text:style-name="Source_20_Text">bstoll,btun,splunk_access,web_admin</text:span></text:p>
      <text:p text:style-name="P12">T<text:span text:style-name="Source_20_Text"><text:span text:style-name="T17">o transition these findings into an operational monitoring tool, </text:span></text:span>I built a custom dashboard <text:span text:style-name="T3">(Figure E)</text:span> which revealed a critical anomaly: user <text:span text:style-name="Source_20_Text"><text:span text:style-name="T3">btun</text:span></text:span> accessed AWS from <text:span text:style-name="T3">10 distinct IP addresses</text:span> despite low overall activity. In a SOC, this specific behaviour triggers a high-priority threat hunt. The analyst must validate if these IPs represent "impossible travel" or known exit nodes; if confirmed, immediate containment (key disablement) is required to stop potential credential reuse. Additionally, the dashboard highlights the generic <text:span text:style-name="Source_20_Text"><text:span text:style-name="T3">web_admin</text:span></text:span> account. This represents a significant risk as it lacks non-repudiation; it should be deprecated in favour of named accounts to ensure accountability.</text:p>
      <text:h text:style-name="P1" text:outline-level="3"/>
      <text:h text:style-name="P2" text:outline-level="3">Question 2: Alerting on Non-MFA API Activity</text:h>
      <text:p text:style-name="P13"/>
      <text:p text:style-name="P8"><text:span text:style-name="Source_20_Text"><text:span text:style-name="T18">he objective of this investigation was to identify the specific telemetry required to detect AWS API activity performed without Multi-Factor Authentication (MFA). Unlike console logins, which are interactive, programmatic API calls (CLI/SDK) often bypass MFA unless explicitly enforced, representing a significant blind spot in cloud security. To identify the correct MFA-related field for non-console AWS API activity, I restricted analysis to AWS CloudTrail events and explicitly excluded console login activity as the mechanism for MFA validation differs between the AWS Console and the API. </text:span></text:span></text:p>
      <text:p text:style-name="P8"><text:span text:style-name="Source_20_Text"><text:span text:style-name="T18"/></text:span></text:p>
      <text:p text:style-name="P14">To detect API activity lacking Multi-Factor Authentication (MFA), I filtered CloudTrail events to exclude interactive console logins </text:p>
      <text:p text:style-name="P14"><text:span text:style-name="Source_20_Text"><text:span text:style-name="T18">index=botsv3 sourcetype=aws:cloudtrail NOT eventName=ConsoleLogin</text:span></text:span> </text:p>
      <text:p text:style-name="P14"><text:span text:style-name="T3">(Figure F)</text:span>. </text:p>
      <text:p text:style-name="P8"><text:span text:style-name="Source_20_Text"><text:span text:style-name="T18">To pinpoint the relevant field, I inspected the event schema by filtering for the keyword </text:span></text:span><text:span text:style-name="Source_20_Text"><text:span text:style-name="T40">*mfa*</text:span></text:span><text:span text:style-name="Source_20_Text"><text:span text:style-name="T18">. This revealed the candidate field:</text:span></text:span></text:p>
      <text:p text:style-name="P8"><text:span text:style-name="Source_20_Text"><text:span text:style-name="T18"><text:s/></text:span></text:span><text:span text:style-name="Source_20_Text"><text:span text:style-name="T40">userIdentity.sessionContext.attributes.mfaAuthenticated</text:span></text:span><text:span text:style-name="Source_20_Text"><text:span text:style-name="T18">. </text:span></text:span></text:p>
      <text:p text:style-name="P8"><text:span text:style-name="Source_20_Text"><text:span text:style-name="T18"/></text:span></text:p>
      <text:p text:style-name="P8"><text:span text:style-name="Source_20_Text"><text:span text:style-name="T18">To validate that this field accurately reflects the session state for API calls, I executed a targeted search to examine the raw JSON payload:</text:span></text:span></text:p>
      <text:p text:style-name="P8"><text:span text:style-name="Source_20_Text"><text:span text:style-name="T18"/></text:span></text:p>
      <text:p text:style-name="P8"><text:span text:style-name="Source_20_Text"><text:span text:style-name="T18">index=botsv3 sourcetype=aws:cloudtrail NOT eventName=ConsoleLogin "userIdentity.sessionContext.attributes.mfaAuthenticated"="*"</text:span></text:span></text:p>
      <text:p text:style-name="P14"><text:span text:style-name="T3">(Figure G)</text:span>. </text:p>
      <text:p text:style-name="P14">A comparative statistical analysis confirmed this field is the definitive indicator for <text:span text:style-name="Source_20_Text">AwsApiCall</text:span> event types <text:span text:style-name="T47">by using the SPL search:</text:span></text:p>
      <text:p text:style-name="P8"><text:span text:style-name="Source_20_Text"><text:span text:style-name="T18">index=botsv3 sourcetype=aws:cloudtrail (additionalEventData.MFAUsed=* OR userIdentity.sessionContext.attributes.mfaAuthenticated=*)</text:span></text:span></text:p>
      <text:p text:style-name="P8"><text:span text:style-name="Source_20_Text"><text:span text:style-name="T18">| stats values(additionalEventData.MFAUsed) as MFAUsed values(userIdentity.sessionContext.attributes.mfaAuthenticated) as mfaAuthenticated by eventType</text:span></text:span></text:p>
      <text:p text:style-name="P14"><text:span text:style-name="T3">(Figure H)</text:span>.</text:p>
      <text:p text:style-name="Text_20_body">The Dashboard <text:span text:style-name="T3">(Figure I)</text:span> exposes a systemic weakness: <text:span text:style-name="T3">2,155 API calls</text:span> were executed without MFA. Crucially, the top offenders are <text:span text:style-name="Source_20_Text"><text:span text:style-name="T3">web_admin</text:span></text:span> and <text:span text:style-name="Source_20_Text"><text:span text:style-name="T3">bstoll</text:span></text:span>. This correlates with Q1 to reveal a compound risk: <text:span text:style-name="Source_20_Text">web_admin</text:span> is now confirmed to be a <text:span text:style-name="T3">shared, non-repudiable account operating without MFA</text:span>, creating a high-probability vector for attackers to establish persistence.Reliance on detection for this control is insufficient. The organisation must transition to <text:span text:style-name="T3">Prevention</text:span> by implementing an AWS Service Control Policy (SCP) utilizing the <text:span text:style-name="Source_20_Text">aws:MultiFactorAuthPresent</text:span> condition key. This will automatically deny privileged API requests at the platform level if MFA is not present. Concurrently, the identified JSON field should be integrated into the SIEM to trigger high-severity alerts for any attempted bypass of this policy.</text:p>
      <text:p text:style-name="P15"><text:span text:style-name="T3">(Figure I)</text:span> </text:p>
      <text:p text:style-name="Text_20_body"><text:span text:style-name="Source_20_Text"><text:span text:style-name="T18"/></text:span></text:p>
      <text:p text:style-name="Text_20_body"><text:span text:style-name="Source_20_Text"><text:span text:style-name="T18"/></text:span></text:p>
      <text:p text:style-name="P11"><text:span text:style-name="Source_20_Text"><text:span text:style-name="T7">Q3: Processor number used on the web servers</text:span></text:span></text:p>
      <text:p text:style-name="Text_20_body"><text:span text:style-name="Source_20_Text"><text:span text:style-name="T18">To identify the processor number, I queried the hardware telemetry contained within the BOTSv3 dataset using </text:span></text:span><text:span text:style-name="Source_20_Text"><text:span text:style-name="T40">index=botsv3 sourcetype="hardware"</text:span></text:span><text:span text:style-name="Source_20_Text"><text:span text:style-name="T18"> (Figure </text:span></text:span><text:span text:style-name="Source_20_Text"><text:span text:style-name="T19">J</text:span></text:span><text:span text:style-name="Source_20_Text"><text:span text:style-name="T18">). The resulting events provide key–value hardware attributes per host, including the CPU model string under the </text:span></text:span><text:span text:style-name="Source_20_Text"><text:span text:style-name="T40">CPU_TYPE</text:span></text:span><text:span text:style-name="Source_20_Text"><text:span text:style-name="T18"> field. Across the web server hosts, </text:span></text:span><text:span text:style-name="Source_20_Text"><text:span text:style-name="T40">CPU_TYPE</text:span></text:span><text:span text:style-name="Source_20_Text"><text:span text:style-name="T18"> was consistently recorded as </text:span></text:span><text:span text:style-name="Source_20_Text"><text:span text:style-name="T40">Intel(R) Xeon(R) CPU E5-2676 v3 @ 2.40GHz</text:span></text:span><text:span text:style-name="Source_20_Text"><text:span text:style-name="T18"> (Figure </text:span></text:span><text:span text:style-name="Source_20_Text"><text:span text:style-name="T19">J</text:span></text:span><text:span text:style-name="Source_20_Text"><text:span text:style-name="T18">). Following the question’s answer guidance (e.g., reporting the model identifier rather than the full descriptive string), the processor number extracted from this value is </text:span></text:span><text:span text:style-name="Strong_20_Emphasis"><text:span text:style-name="Source_20_Text"><text:span text:style-name="T39">E5-2676</text:span></text:span></text:span><text:span text:style-name="Source_20_Text"><text:span text:style-name="T18">.</text:span></text:span></text:p>
      <text:p text:style-name="P15"><text:span text:style-name="Source_20_Text"><text:span text:style-name="T8">(Figure J)</text:span></text:span></text:p>
      <text:p text:style-name="Text_20_body">Processor identification supports asset inventory and baseline configuration management within a SOC, enabling analysts to validate expected infrastructure profiles and quickly identify anomalous or unexpected hardware characteristics that may indicate reprovisioning or unauthorised system changes.</text:p>
      <text:p text:style-name="Text_20_body"><text:span text:style-name="Source_20_Text"><text:span text:style-name="T18"/></text:span></text:p>
      <text:p text:style-name="P15"><text:span text:style-name="Source_20_Text"><text:span text:style-name="T20"/></text:span></text:p>
      <text:p text:style-name="P16"><text:span text:style-name="Source_20_Text"><text:span text:style-name="T8">Q4: S3 Bucket Public Access Identification</text:span></text:span></text:p>
      <text:p text:style-name="P15"><text:span text:style-name="Source_20_Text"><text:span text:style-name="T20">To identify the specific API event that enabled public access, I analysed AWS CloudTrail telemetry (</text:span></text:span><text:span text:style-name="Source_20_Text"><text:span text:style-name="T41">sourcetype=aws:cloudtrail</text:span></text:span><text:span text:style-name="Source_20_Text"><text:span text:style-name="T20">), as this source records all control-plane changes to S3 resources. I began with a keyword scoping search for bucket-related activity and used aggregation to enumerate the relevant API actions:</text:span></text:span></text:p>
      <text:p text:style-name="P15"><text:span text:style-name="Source_20_Text"><text:span text:style-name="T20">index=botsv3 sourcetype="aws:cloudtrail" *bucket* | stats values(eventName)</text:span></text:span></text:p>
      <text:p text:style-name="P15"><text:span text:style-name="Source_20_Text"><text:span text:style-name="T8">(Figure K)</text:span></text:span></text:p>
      <text:p text:style-name="P15"><text:span text:style-name="Source_20_Text"><text:span text:style-name="T20">I then filtered CloudTrail events to this specific operation using:<text:line-break/>index=botsv3 sourcetype="aws:cloudtrail" eventName=PutBucketAcl</text:span></text:span></text:p>
      <text:p text:style-name="P15"><text:span text:style-name="Source_20_Text"><text:span text:style-name="T8">(Figure L). </text:span></text:span></text:p>
      <text:p text:style-name="P15"><text:span text:style-name="Source_20_Text"><text:span text:style-name="T20">These events show the identity responsible for the change within </text:span></text:span><text:span text:style-name="Source_20_Text"><text:span text:style-name="T41">userIdentity.userName</text:span></text:span><text:span text:style-name="Source_20_Text"><text:span text:style-name="T20"> (in this case, </text:span></text:span><text:span text:style-name="Source_20_Text"><text:span text:style-name="T41">bstoll</text:span></text:span><text:span text:style-name="Source_20_Text"><text:span text:style-name="T20">, corresponding to Bud in the scenario) and contain the unique event identifier required by the question. To present the evidence clearly and ensure the correct event was recorded, I structured the results into an ordered table using so they could be sorted by time which let to the eventID ab45689d-69cd-41e7-8705-5350402cf7ac</text:span></text:span></text:p>
      <text:p text:style-name="P15"><text:span text:style-name="Source_20_Text"><text:span text:style-name="T41">index=botsv3 sourcetype=aws:cloudtrail eventName=PutBucketAcl | table _time userIdentity.userName eventID requestParameters.bucketName</text:span></text:span></text:p>
      <text:p text:style-name="P15"><text:span text:style-name="Source_20_Text"><text:span text:style-name="T8"><text:s/>(Figure M).</text:span></text:span></text:p>
      <text:p text:style-name="P15"><text:span text:style-name="Source_20_Text"><text:span text:style-name="T20">From a SOC perspective, an unexpected </text:span></text:span><text:span text:style-name="Source_20_Text"><text:span text:style-name="T41">PutBucketAcl</text:span></text:span><text:span text:style-name="Source_20_Text"><text:span text:style-name="T20"> event is a high-value detection because it can immediately expose sensitive data by making a bucket publicly readable or writable. Operationally, this event should trigger triage to confirm whether public grants were applied (via the request parameters), validate whether the change was authorised, and initiate containment if necessary (e.g., revert the ACL, enable S3 Block Public Access, and review access logs for subsequent unauthorised downloads).</text:span></text:span></text:p>
      <text:p text:style-name="P15">To support repeatable monitoring and evidential quality, I operationalised the final <text:span text:style-name="Source_20_Text">PutBucketAcl</text:span> table as a dashboard panel with a time-range selector, enabling analysts to track any further ACL changes and drill into the underlying CloudTrail events during escalation </text:p>
      <text:p text:style-name="P15"><text:span text:style-name="T3">(Figure </text:span><text:span text:style-name="T5">N</text:span><text:span text:style-name="T3">)</text:span>.</text:p>
      <text:p text:style-name="P17"><text:span text:style-name="Source_20_Text"><text:span text:style-name="T21"/></text:span></text:p>
      <text:p text:style-name="P18"><text:span text:style-name="Source_20_Text"><text:span text:style-name="T9">Q5: Bud’s Username Identification </text:span></text:span></text:p>
      <text:p text:style-name="P19"><text:span text:style-name="Source_20_Text"><text:span text:style-name="T22">To idenifty Buds username I ussed the evidence collected from the public access eventId idenifted in the prevoics question this apparoach clearly links the username to the event. Using the unique </text:span></text:span><text:span text:style-name="Source_20_Text"><text:span text:style-name="T42">eventID</text:span></text:span><text:span text:style-name="Source_20_Text"><text:span text:style-name="T22"> for the </text:span></text:span><text:span text:style-name="Source_20_Text"><text:span text:style-name="T42">PutBucketAcl</text:span></text:span><text:span text:style-name="Source_20_Text"><text:span text:style-name="T22"> action (</text:span></text:span><text:span text:style-name="Source_20_Text"><text:span text:style-name="T42">ab45689d-69cd-41e7-8705-5350402cf7ac</text:span></text:span><text:span text:style-name="Source_20_Text"><text:span text:style-name="T22">), I queried CloudTrail to retrieve the responsible IAM principal recorded in the </text:span></text:span><text:span text:style-name="Source_20_Text"><text:span text:style-name="T42">userIdentity</text:span></text:span><text:span text:style-name="Source_20_Text"><text:span text:style-name="T22"> structure:</text:span></text:span></text:p>
      <text:p text:style-name="P19"><text:span text:style-name="Source_20_Text"><text:span text:style-name="T22">index=botsv3 sourcetype=aws:cloudtrail eventID=ab45689d-69cd-41e7-8705-5350402cf7ac</text:span></text:span></text:p>
      <text:p text:style-name="P19"><text:span text:style-name="Source_20_Text"><text:span text:style-name="T22">| table _time eventName eventID userIdentity.userName userIdentity.arn</text:span></text:span></text:p>
      <text:p text:style-name="P19"><text:span text:style-name="Source_20_Text"><text:span text:style-name="T10">(Figure O)</text:span></text:span></text:p>
      <text:p text:style-name="P19"><text:span text:style-name="Source_20_Text"><text:span text:style-name="T22">This output provides definitive attribution for the ACL change, with the initiating principal recorded as </text:span></text:span><text:span text:style-name="Source_20_Text"><text:span text:style-name="T4">bstoll</text:span></text:span><text:span text:style-name="Source_20_Text"><text:span text:style-name="T22"> (corresponding to Bud).</text:span></text:span></text:p>
      <text:p text:style-name="P19"><text:span text:style-name="Source_20_Text"><text:span text:style-name="T22">From a SOC perspective, anchoring identity attribution to a specific configuration-change event is essential for accountable incident handling. It supports </text:span></text:span><text:span text:style-name="Source_20_Text"><text:span text:style-name="T13">non-repudiation</text:span></text:span><text:span text:style-name="Source_20_Text"><text:span text:style-name="T22">, ensuring that the incident response team can prove exactly </text:span></text:span><text:span text:style-name="Source_20_Text"><text:span text:style-name="T33">who</text:span></text:span><text:span text:style-name="Source_20_Text"><text:span text:style-name="T22"> authorized the change.</text:span></text:span></text:p>
      <text:p text:style-name="Text_20_body">Crucially, this finding correlates with the risks identified in <text:span text:style-name="T3">Question 1</text:span> and <text:span text:style-name="T3">Question 2</text:span>, where <text:span text:style-name="Source_20_Text">bstoll</text:span> was flagged as a top offender for API calls made without Multi-Factor Authentication (MFA). This paints a comprehensive threat picture: we have a user (<text:span text:style-name="Source_20_Text">bstoll</text:span>) who is not only bypassing authentication best practices but is also actively modifying critical infrastructure permissions to allow public access. This pattern of behaviour warrants immediate escalation to the "Insider Threat" or "Compromised Credential" playbook for a full forensic review of their activity window. <text:span text:style-name="T3">(CISA, 2020)</text:span>."</text:p>
      <text:p text:style-name="P19"><text:span text:style-name="Source_20_Text"><text:span text:style-name="T13">CISA (2020)</text:span></text:span><text:span text:style-name="Source_20_Text"><text:span text:style-name="T22"> </text:span></text:span><text:span text:style-name="Source_20_Text"><text:span text:style-name="T33">Insider Threat Mitigation Guide</text:span></text:span><text:span text:style-name="Source_20_Text"><text:span text:style-name="T22">. Available at: </text:span></text:span><text:a xlink:type="simple" xlink:href="https://www.cisa.gov/sites/default/files/2022-11/Insider%20Threat%20Mitigation%20Guide_Final_508.pdf" office:target-frame-name="_blank" xlink:show="new" text:style-name="Internet_20_link" text:visited-style-name="Visited_20_Internet_20_Link"><text:span text:style-name="Source_20_Text"><text:span text:style-name="T22">https://www.cisa.gov/sites/default/files/2022-11/Insider%20Threat%20Mitigation%20Guide_Final_508.pdf</text:span></text:span></text:a><text:span text:style-name="Source_20_Text"><text:span text:style-name="T22"> (Accessed: 3 January 2026).</text:span></text:span></text:p>
      <text:p text:style-name="P20"><text:span text:style-name="Source_20_Text"><text:span text:style-name="T11"/></text:span></text:p>
      <text:p text:style-name="P21"><text:span text:style-name="Source_20_Text"><text:span text:style-name="T11">Q6</text:span></text:span></text:p>
      <text:p text:style-name="P22"><text:span text:style-name="Source_20_Text"><text:span text:style-name="T24">The name of the S3 bucket was derived from cloudTrail souce and by using the evidence collected before we use the same EventId that enbaled public access this ensues that the indenifted name is directly inked to the S3 acictity. Becasue we can see the raw text we can idenifty that “bucketName” is a field type and that it says </text:span></text:span><text:span text:style-name="Strong_20_Emphasis"><text:span text:style-name="T35">frothlywebcode.</text:span></text:span></text:p>
      <text:p text:style-name="P22"><text:span text:style-name="Strong_20_Emphasis"><text:span text:style-name="T35">(Figure P)</text:span></text:span></text:p>
      <text:p text:style-name="P22"><text:span text:style-name="Strong_20_Emphasis"><text:span text:style-name="T35"><text:s/></text:span></text:span><text:span text:style-name="Strong_20_Emphasis"><text:span text:style-name="T36">T</text:span></text:span><text:span text:style-name="Strong_20_Emphasis"><text:span text:style-name="T24">o confirm the buckets name using a search:</text:span></text:span><text:span text:style-name="Source_20_Text"><text:span text:style-name="T11"><text:line-break/></text:span></text:span><text:span text:style-name="Source_20_Text"><text:span text:style-name="T23">index=botsv3 sourcetype=aws:cloudtrail eventID=ab45689d-69cd-41e7-8705-5350402cf7ac</text:span></text:span></text:p>
      <text:p text:style-name="P22"><text:span text:style-name="Source_20_Text"><text:span text:style-name="T23">| table _time eventName eventID requestParameters.bucketName userIdentity.userName</text:span></text:span></text:p>
      <text:p text:style-name="P22"><text:span text:style-name="Source_20_Text"><text:span text:style-name="T23">This table confirms that the bucket modified by the ACL change is recorded under </text:span></text:span><text:span text:style-name="Source_20_Text"><text:span text:style-name="T43">requestParameters.bucketName</text:span></text:span><text:span text:style-name="Source_20_Text"><text:span text:style-name="T23">, and the value returned is </text:span></text:span><text:span text:style-name="Source_20_Text"><text:span text:style-name="Strong_20_Emphasis"><text:span text:style-name="T50">frothlywebcode</text:span></text:span></text:span><text:span text:style-name="Source_20_Text"><text:span text:style-name="T23">. </text:span></text:span></text:p>
      <text:p text:style-name="P22"><text:span text:style-name="Source_20_Text"><text:span text:style-name="T11">(Figure Q)</text:span></text:span></text:p>
      <text:p text:style-name="P22"><text:span text:style-name="Source_20_Text"><text:span text:style-name="T23">Identification of the impacted bucket is essential for incident scoping and containment. Within a SOC workflow, the bucket name becomes the primary pivot for immediate remediation (reversing the ACL change and enforcing S3 Block Public Access), as well as downstream investigation of potential impact by reviewing S3 access logs for unauthorised object retrievals or uploads during the exposure window.</text:span></text:span></text:p>
      <text:p text:style-name="P21"><text:span text:style-name="Source_20_Text"><text:span text:style-name="T11">Q7</text:span></text:span></text:p>
      <text:p text:style-name="P23"><text:span text:style-name="Source_20_Text"><text:span text:style-name="T25">Following the identification of the exposed S3 bucket (</text:span></text:span><text:span text:style-name="Source_20_Text"><text:span text:style-name="T44">frothlywebcode</text:span></text:span><text:span text:style-name="Source_20_Text"><text:span text:style-name="T25">) in Question 6, the investigation sought to determine whether any files were successfully written to the bucket during the exposure window. While AWS CloudTrail provides telemetry for control-plane changes (such as the </text:span></text:span><text:span text:style-name="Source_20_Text"><text:span text:style-name="T44">PutBucketAcl</text:span></text:span><text:span text:style-name="Source_20_Text"><text:span text:style-name="T25"> event), it does not consistently log data-plane object activity. Consequently, the analysis pivoted to the </text:span></text:span><text:span text:style-name="Source_20_Text"><text:span text:style-name="T44">aws:s3:accesslogs</text:span></text:span><text:span text:style-name="Source_20_Text"><text:span text:style-name="T25"> sourcetype, which records individual S3 request headers and includes HTTP status codes essential for distinguishing successful operations from failed attempts.</text:span></text:span></text:p>
      <text:p text:style-name="P23"><text:span text:style-name="Source_20_Text"><text:span text:style-name="T25">To isolate the specific file upload event, the search was scoped to the </text:span></text:span><text:span text:style-name="Source_20_Text"><text:span text:style-name="T44">aws:s3:accesslogs</text:span></text:span><text:span text:style-name="Source_20_Text"><text:span text:style-name="T25"> sourcetype. A filter was applied for the HTTP method </text:span></text:span><text:span text:style-name="Source_20_Text"><text:span text:style-name="T44">PUT</text:span></text:span><text:span text:style-name="Source_20_Text"><text:span text:style-name="T25"> (indicating an upload operation) and a status code of </text:span></text:span><text:span text:style-name="Source_20_Text"><text:span text:style-name="T44">200</text:span></text:span><text:span text:style-name="Source_20_Text"><text:span text:style-name="T25"> (indicating success). Additionally, the search included the </text:span></text:span><text:span text:style-name="Source_20_Text"><text:span text:style-name="T44">.txt </text:span></text:span><text:span text:style-name="Source_20_Text"><text:span text:style-name="T26">to see if any txt files were uploaded.</text:span></text:span></text:p>
      <text:p text:style-name="P23"><text:span text:style-name="Source_20_Text"><text:span text:style-name="T26">index=botsv3 sourcetype="aws:s3:accesslogs" method=PUT http_status=200 *.txt</text:span></text:span></text:p>
      <text:p text:style-name="P23"><text:span text:style-name="Source_20_Text"><text:span text:style-name="T14">(Figure R)</text:span></text:span></text:p>
      <text:p text:style-name="P23"><text:span text:style-name="Source_20_Text"><text:span text:style-name="T26">The resulting access log entries revealed a successful upload operation. By extracting the </text:span></text:span><text:span text:style-name="Source_20_Text"><text:span text:style-name="T45">key</text:span></text:span><text:span text:style-name="Source_20_Text"><text:span text:style-name="T26"> (object name) field from the log entry, the specific filename was identified as “</text:span></text:span><text:span text:style-name="Source_20_Text"><text:span text:style-name="T27">OPEN_BUCKET_PLEASE_FIX.txt”</text:span></text:span></text:p>
      <text:p text:style-name="P23"><text:span text:style-name="Source_20_Text"><text:span text:style-name="T27">The filename serves as a critical pivot point for further investigation. Analysts can now correlate this specific object with source IP addresses and User-Agent strings to attribute the threat actor responsible for the upload, a process aligned with standard AWS remediation procedures for compromised S3 resources (AWS, 2024). </text:span></text:span></text:p>
      <text:p text:style-name="P23"><text:span text:style-name="Source_20_Text"><text:span text:style-name="T27">In a real-world incident, any unknown file uploaded to a public bucket must be treated as potentially malicious. The immediate SOC workflow involves isolating the file for sandbox analysis to determine if it contains a webshell, malware payload, or C2 beacon configuration, as public buckets are frequent targets for malware distribution (SentinelOne, 2025). </text:span></text:span></text:p>
      <text:p text:style-name="P23"><text:span text:style-name="Source_20_Text"><text:span text:style-name="T27">The discovery of unauthorised uploads necessitates immediate containment beyond simple permission reversion. The incident response team must verify the integrity of the bucket's entire contents, removing the identified file and validating that no existing legitimate assets were overwritten or modified, following the containment and eradication phases of the NIST Incident Response Lifecycle (NIST, 2025).</text:span></text:span></text:p>
      <text:p text:style-name="P23"><text:span text:style-name="Source_20_Text"><text:span text:style-name="T15">AWS (2024)</text:span></text:span><text:span text:style-name="Source_20_Text"><text:span text:style-name="T27"> </text:span></text:span><text:span text:style-name="Source_20_Text"><text:span text:style-name="T34">Remediating a potentially compromised S3 bucket</text:span></text:span><text:span text:style-name="Source_20_Text"><text:span text:style-name="T27">. Available at: </text:span></text:span><text:a xlink:type="simple" xlink:href="https://docs.aws.amazon.com/guardduty/latest/ug/compromised-s3.html" office:target-frame-name="_blank" xlink:show="new" text:style-name="Internet_20_link" text:visited-style-name="Visited_20_Internet_20_Link"><text:span text:style-name="Source_20_Text"><text:span text:style-name="T27">https://docs.aws.amazon.com/guardduty/latest/ug/compromised-s3.html</text:span></text:span></text:a><text:span text:style-name="Source_20_Text"><text:span text:style-name="T27"> (Accessed: 3 January 2026).</text:span></text:span></text:p>
      <text:p text:style-name="P23"><text:span text:style-name="T3">NIST (2025)</text:span> <text:span text:style-name="T49">NIST Incident Response Guide: Lifecycle, Best Practices &amp; Recovery</text:span>. Available at: <text:a xlink:type="simple" xlink:href="https://auditboard.com/blog/nist-incident-response" office:target-frame-name="_blank" xlink:show="new" text:style-name="Internet_20_link" text:visited-style-name="Visited_20_Internet_20_Link">https://auditboard.com/blog/nist-incident-response</text:a> (Accessed: 3 January 2026).</text:p>
      <text:p text:style-name="P23"><text:span text:style-name="T3">SentinelOne (2025)</text:span> <text:span text:style-name="T49">Amazon S3 Bucket Security - A Comprehensive Guide 101</text:span>. Available at: <text:a xlink:type="simple" xlink:href="https://www.sentinelone.com/cybersecurity-101/cybersecurity/s3-bucket-security/" office:target-frame-name="_blank" xlink:show="new" text:style-name="Internet_20_link" text:visited-style-name="Visited_20_Internet_20_Link">https://www.sentinelone.com/cybersecurity-101/cybersecurity/s3-bucket-security/</text:a> (Accessed: 3 January 2026).</text:p>
      <text:p text:style-name="P23"><text:span text:style-name="Source_20_Text"><text:span text:style-name="T11"/></text:span></text:p>
      <text:p text:style-name="P24"><text:span text:style-name="Source_20_Text"><text:span text:style-name="T11">Q8</text:span></text:span></text:p>
      <text:p text:style-name="P25"><text:span text:style-name="Source_20_Text"><text:span text:style-name="T23">To identify the endpoint running a divergent Windows Operating System edition, the investigation utilised a discovery-led strategy targeting asset inventory telemetry. A broad search of the </text:span></text:span><text:span text:style-name="Source_20_Text"><text:span text:style-name="T43">winhostmon</text:span></text:span><text:span text:style-name="Source_20_Text"><text:span text:style-name="T23"> sourcetype was executed to identify available configuration data sources.</text:span></text:span></text:p>
      <text:p text:style-name="P25"><text:span text:style-name="Source_20_Text"><text:span text:style-name="T23">index=botsv3 sourcetype=winhostmon</text:span></text:span></text:p>
      <text:p text:style-name="P25"><text:span text:style-name="Source_20_Text"><text:span text:style-name="T23"><text:s/>The analysis of the </text:span></text:span><text:span text:style-name="Source_20_Text"><text:span text:style-name="T43">source</text:span></text:span><text:span text:style-name="Source_20_Text"><text:span text:style-name="T23"> field revealed the presence of </text:span></text:span><text:span text:style-name="Source_20_Text"><text:span text:style-name="T43">operatingsystem</text:span></text:span><text:span text:style-name="Source_20_Text"><text:span text:style-name="T23"> logs, which provide granular details on build versions and editions.</text:span></text:span></text:p>
      <text:p text:style-name="P25"><text:span text:style-name="Source_20_Text"><text:span text:style-name="T11">(Figure </text:span></text:span><text:span text:style-name="Source_20_Text"><text:span text:style-name="T12">S</text:span></text:span><text:span text:style-name="Source_20_Text"><text:span text:style-name="T11">)</text:span></text:span></text:p>
      <text:p text:style-name="P25"><text:span text:style-name="Source_20_Text"><text:span text:style-name="T23">Upon refining the search to </text:span></text:span><text:span text:style-name="Source_20_Text"><text:span text:style-name="T43">index=botsv3 sourcetype=winhostmon source=operatingsystem </text:span></text:span><text:span text:style-name="Source_20_Text"><text:span text:style-name="T23">, the interesting fields sidebar highlighted a discrepancy in the </text:span></text:span><text:span text:style-name="Source_20_Text"><text:span text:style-name="T43">OS</text:span></text:span><text:span text:style-name="Source_20_Text"><text:span text:style-name="T23"> field. While the majority of the fleet appeared to be standardised, distinct values indicated the presence of "Microsoft Windows 10 Enterprise" alongside the "Pro" edition</text:span></text:span></text:p>
      <text:p text:style-name="P25"><text:span text:style-name="Source_20_Text"><text:span text:style-name="T11">(Figure </text:span></text:span><text:span text:style-name="Source_20_Text"><text:span text:style-name="T12">T</text:span></text:span><text:span text:style-name="Source_20_Text"><text:span text:style-name="T11">)</text:span></text:span></text:p>
      <text:p text:style-name="P25"><text:span text:style-name="Source_20_Text"><text:span text:style-name="T23">To attribute this anomaly to a specific endpoint, I generated a comparison table aggregating the Operating System edition by Host. This analysis isolated the host BSTOLL-L as running the divergent edition compared to its peers (such as </text:span></text:span><text:span text:style-name="Source_20_Text"><text:span text:style-name="T43">FYODOR-L</text:span></text:span><text:span text:style-name="Source_20_Text"><text:span text:style-name="T23"> and </text:span></text:span><text:span text:style-name="Source_20_Text"><text:span text:style-name="T43">JWIATOS-L</text:span></text:span><text:span text:style-name="Source_20_Text"><text:span text:style-name="T23">).</text:span></text:span></text:p>
      <text:p text:style-name="P25"><text:span text:style-name="Source_20_Text"><text:span text:style-name="T23">index=botsv3 sourcetype=winhostmon</text:span></text:span></text:p>
      <text:p text:style-name="P25"><text:span text:style-name="Source_20_Text"><text:span text:style-name="T23">| dedup OS, host</text:span></text:span></text:p>
      <text:p text:style-name="P25"><text:span text:style-name="Source_20_Text"><text:span text:style-name="T23">| table OS, host</text:span></text:span></text:p>
      <text:p text:style-name="P26"><text:span text:style-name="Source_20_Text"><text:span text:style-name="T12">(Figure U)</text:span></text:span></text:p>
      <text:p text:style-name="P25"><text:span text:style-name="Source_20_Text"><text:span text:style-name="T28">Finally to establish the endpoint </text:span></text:span><text:span text:style-name="Source_20_Text"><text:span text:style-name="T29">we use the host seen in Q7 which was “host="splunk.froth.ly"” combining BSTOLL-L with .froth.ly gives us the answers BSTOLL-L.froth.ly and to comfime the answer using a simple search “index=botsv3 BSTOLL-L.froth.ly” revals a large amound of secuity logs oringinalting from the ComputerName BSTOLL-L.froth.ly which is rrunning windows 10 entertpise.</text:span></text:span></text:p>
      <text:p text:style-name="P25"><text:span text:style-name="Source_20_Text"><text:span text:style-name="T29">From a Security Operations perspective, the identification of an endpoint running a </text:span></text:span><text:span text:style-name="Source_20_Text"><text:span text:style-name="Emphasis"><text:span text:style-name="T29">non-standard Windows edition relative to the wider fleet</text:span></text:span></text:span><text:span text:style-name="Source_20_Text"><text:span text:style-name="T29"> is a strong indicator of configuration drift. Where endpoint builds diverge from an agreed baseline, SOC analysts must treat the deviation as a control weakness until it is proven otherwise: the host may be unmanaged, incorrectly provisioned, or operating outside standard hardening and monitoring (e.g., inconsistent policy application, reduced telemetry coverage, or missing security features enabled on the baseline image). this finding should trigger verification of ownership, configuration management coverage, and policy compliance. If the endpoint is confirmed to be an unmanaged or Bring-Your-Own-Device (BYOD) asset, it should be quarantined until it meets enterprise configuration standards. NIST guidance on configuration management and access control recommends enforcing baseline validation through </text:span></text:span><text:span text:style-name="Source_20_Text"><text:span text:style-name="Strong_20_Emphasis"><text:span text:style-name="T37">Network Access Control (NAC)</text:span></text:span></text:span><text:span text:style-name="Source_20_Text"><text:span text:style-name="T29"> (NIST, 2020.</text:span></text:span></text:p>
      <text:p text:style-name="P25"><text:span text:style-name="Source_20_Text"><text:span text:style-name="T29">NIST (2020) </text:span></text:span><text:span text:style-name="Source_20_Text"><text:span text:style-name="Emphasis"><text:span text:style-name="T29">SP 800-153: Guidelines for Securing Wireless Local Area Networks (802.1X and NAC).</text:span></text:span></text:span><text:span text:style-name="Source_20_Text"><text:span text:style-name="T29"> National Institute of Standards and Technology.</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ource Sans Pro" svg:font-family="'Source Sans Pro', Helvetica, sans-serif"/>
    <style:font-face style:name="Splunk Platform Mono" svg:font-family="'Splunk Platform Mono', Inconsolata, Consolas, 'Droid Sans Mono', Monaco, 'Courier New', Courier, monospace"/>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30T12:30:19.960160443</meta:creation-date>
    <dc:date>2026-01-04T01:00:44.778269009</dc:date>
    <meta:editing-duration>PT3H53M4S</meta:editing-duration>
    <meta:editing-cycles>10</meta:editing-cycles>
    <meta:generator>LibreOffice/24.2.7.2$Linux_X86_64 LibreOffice_project/420$Build-2</meta:generator>
    <meta:document-statistic meta:table-count="0" meta:image-count="0" meta:object-count="0" meta:page-count="9" meta:paragraph-count="98" meta:word-count="2086" meta:character-count="15807" meta:non-whitespace-character-count="13802"/>
  </office:meta>
</office:document-meta>
</file>